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WWNum4"/>
    <style:style style:name="P6" style:family="paragraph" style:parent-style-name="Standard" style:list-style-name="WWNum5"/>
    <style:style style:name="P7" style:family="paragraph" style:parent-style-name="Standard">
      <style:text-properties fo:font-weight="bold" style:font-weight-asian="bold" style:font-weight-complex="bold"/>
    </style:style>
    <style:style style:name="P8" style:family="paragraph" style:parent-style-name="List_20_Paragraph" style:list-style-name="WWNum1"/>
    <style:style style:name="P9" style:family="paragraph" style:parent-style-name="List_20_Paragraph" style:list-style-name="WWNum2"/>
    <style:style style:name="P10" style:family="paragraph" style:parent-style-name="List_20_Paragraph" style:list-style-name="WWNum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 alpha</text:p>
      <text:p text:style-name="Standard"/>
      <text:p text:style-name="Standard">Jeux dont il faut s'inspirer:</text:p>
      <text:list xml:id="list37368262" text:style-name="WWNum1">
        <text:list-item>
          <text:p text:style-name="P8">Naheulbeuk</text:p>
        </text:list-item>
        <text:list-item>
          <text:p text:style-name="P8">Deepnight</text:p>
        </text:list-item>
        <text:list-item>
          <text:p text:style-name="P8">Orc must die</text:p>
        </text:list-item>
        <text:list-item>
          <text:p text:style-name="P8">Zoo tycoon</text:p>
        </text:list-item>
        <text:list-item>
          <text:p text:style-name="P8">Dwarf fortress</text:p>
        </text:list-item>
        <text:list-item>
          <text:p text:style-name="P8">Dungeon keeper 2</text:p>
        </text:list-item>
        <text:list-item>
          <text:p text:style-name="P8">FTL / Prison Architech</text:p>
        </text:list-item>
      </text:list>
      <text:p text:style-name="Standard"/>
      <text:p text:style-name="Standard">Jeu de gestion de donjon</text:p>
      <text:p text:style-name="Standard">Attirer l’attention des héros</text:p>
      <text:p text:style-name="Standard">Poser des pièges, des créatures (comme dans Orc must die)</text:p>
      <text:p text:style-name="Standard">On peut gagner de l’or, des objets.. en tuant les héros, en pillant des villages / autres. L’or se génère un peu automatiquement.</text:p>
      <text:p text:style-name="Standard">On commence dans un petit château</text:p>
      <text:p text:style-name="Standard">Possibilité futur d’acheter de nouveaux châteaux </text:p>
      <text:p text:style-name="Standard">Cycle jour / nuit avec des events en fonction (héros plutôt le jour, …)</text:p>
      <text:p text:style-name="Standard">Les héros peuvent repartir vivant avec une partie de notre or / objets</text:p>
      <text:p text:style-name="Standard">Des héros repartant vivant influent sur la venue de nouveaux héros (système de réputation)</text:p>
      <text:p text:style-name="Standard">Type d’unités : </text:p>
      <text:list xml:id="list37372633" text:style-name="WWNum2">
        <text:list-item>
          <text:p text:style-name="P9">Orc</text:p>
        </text:list-item>
        <text:list-item>
          <text:p text:style-name="P9">Gobelin</text:p>
        </text:list-item>
        <text:list-item>
          <text:p text:style-name="P9">Mort-vivant</text:p>
        </text:list-item>
        <text:list-item>
          <text:p text:style-name="P9">Troll</text:p>
        </text:list-item>
        <text:list-item>
          <text:p text:style-name="P9">Créatures (araignées, loup, …)</text:p>
        </text:list-item>
      </text:list>
      <text:p text:style-name="Standard"><text:soft-page-break/>Classes d’unités :</text:p>
      <text:list xml:id="list37362210" text:style-name="WWNum3">
        <text:list-item>
          <text:p text:style-name="P10">Guerrier</text:p>
        </text:list-item>
        <text:list-item>
          <text:p text:style-name="P10">Archers</text:p>
        </text:list-item>
        <text:list-item>
          <text:p text:style-name="P10">Magicien attaque</text:p>
        </text:list-item>
        <text:list-item>
          <text:p text:style-name="P10">Magicien soin</text:p>
        </text:list-item>
      </text:list>
      <text:p text:style-name="Standard"/>
      <text:p text:style-name="Standard">Les équipes de héros pénétrant dans le donjon pourront avoir un nombre varié. Du héros solitaire au groupe d'aventurier (5 ou 6).</text:p>
      <text:p text:style-name="Standard">Les classes et les races pourront varier.</text:p>
      <text:p text:style-name="Standard">Classes de héros :</text:p>
      <text:list xml:id="list37391405" text:style-name="L1">
        <text:list-item>
          <text:p text:style-name="P3">Guerrier (Encaisse beaucoup de dégats)</text:p>
        </text:list-item>
        <text:list-item>
          <text:p text:style-name="P3">Voleur (Peut crocheter des coffres et des portes fermées)</text:p>
        </text:list-item>
        <text:list-item>
          <text:p text:style-name="P3">Eclaireur – Archer (A un meilleur champ de vision et fait beaucoup de dégats)</text:p>
        </text:list-item>
        <text:list-item>
          <text:p text:style-name="P3">Mage (Réduit les dégats subit par le groupe par un autre mage – Peut envoyer des sorts)</text:p>
        </text:list-item>
      </text:list>
      <text:p text:style-name="Standard"/>
      <text:p text:style-name="Standard">Races :</text:p>
      <text:list xml:id="list37376165" text:style-name="L2">
        <text:list-item>
          <text:p text:style-name="P4">Nain (Peut porter plus d'or et d'objets)</text:p>
        </text:list-item>
        <text:list-item>
          <text:p text:style-name="P4">Elfe ()</text:p>
        </text:list-item>
        <text:list-item>
          <text:p text:style-name="P4">Humain ()</text:p>
        </text:list-item>
      </text:list>
      <text:p text:style-name="Standard"/>
      <text:p text:style-name="Standard"/>
      <text:p text:style-name="Standard">Arbres pour les technologies. Lorsqu’une technologie se termine, d’autres peuvent se débloquer.</text:p>
      <text:p text:style-name="Standard">Il sera rare d’avoir de bons acolytes. Il faudra les entrainer et les équiper.</text:p>
      <text:p text:style-name="Standard">Penser à des Events comme dans Dwarf F. où des mercenaires partent avec votre or ou les acolytes se battent entre eux.</text:p>
      <text:p text:style-name="Standard"/>
      <text:p text:style-name="Standard"/>
      <text:p text:style-name="Standard"/>
      <text:p text:style-name="P1"><text:soft-page-break/>Phase de jeu 1 :</text:p>
      <text:p text:style-name="Standard"><text:tab/>Gestion de notre donjon (gestion troupes, pièges, attaques des héros, …)</text:p>
      <text:p text:style-name="P1">Phase de jeu 2 :</text:p>
      <text:p text:style-name="Standard"><text:tab/>Attaque d’un village ou d’un autre donjon et gestion d’une escouade (avec une gestion des compétences de certaines unités)</text:p>
      <text:p text:style-name="P1">Phase de jeu 3 : </text:p>
      <text:p text:style-name="Standard"><text:tab/>(A définir, si nécessaire)</text:p>
      <text:p text:style-name="Standard"/>
      <text:p text:style-name="Standard">Gérer la vie du donjon (bar, couchette, …)</text:p>
      <text:p text:style-name="Standard">Gestion de la vue dans le château, on ne voit pas ce que voit les héros mais ce que vois nos unités et autres batiment de vision (caméra magique).</text:p>
      <text:p text:style-name="Standard">Lors des attaques du château on pourra actionner des choses comme des pièges.</text:p>
      <text:p text:style-name="Standard">Système d’étage.</text:p>
      <text:p text:style-name="Standard">Système de rapport de combat comme dans Dwarf</text:p>
      <text:p text:style-name="Standard"><text:bookmark text:name="_GoBack"/>Système de contrôle des un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ototype 1 :</text:p>
      <text:list xml:id="list37370737" text:style-name="WWNum4">
        <text:list-item>
          <text:p text:style-name="P5">Afficher une map avec une caméra qui se déplace</text:p>
        </text:list-item>
        <text:list-item>
          <text:p text:style-name="P5">Créer 2 personnages</text:p>
        </text:list-item>
        <text:list-item>
          <text:p text:style-name="P5">Créer les navmesh sur la carte</text:p>
        </text:list-item>
        <text:list-item>
          <text:p text:style-name="P5">Faire fonctionner l'algo des navmesh sur les personnages</text:p>
          <text:p text:style-name="P5"/>
        </text:list-item>
      </text:list>
      <text:p text:style-name="P1">Prototype 2 :</text:p>
      <text:list xml:id="list37375476" text:style-name="WWNum5">
        <text:list-item>
          <text:p text:style-name="P6">Faire spawn des héros et des monstres avec 2 touches différentes (ils devront se déplacer et se combattre)</text:p>
        </text:list-item>
        <text:list-item>
          <text:p text:style-name="P6">Gérer le système de champ de vision des unités (pour commencer, gérer ce système avec un carré autour de l'unité sans tenir compte de l'orientation)</text:p>
        </text:list-item>
      </text:list>
      <text:p text:style-name="P1">Prototype 3 :</text:p>
      <text:list xml:id="list22551795" text:continue-numbering="true" text:style-name="WWNum5">
        <text:list-item>
          <text:p text:style-name="P6">Créer une premier GUI pour une 1ère Alpha</text:p>
        </text:list-item>
        <text:list-item>
          <text:p text:style-name="P6">Créer des objectifs pour les ennemis (comme voler notre Or dans des coffres)</text:p>
          <text:p text:style-name="P6"/>
        </text:list-item>
      </text:list>
      <text:p text:style-name="P1">Prototype 4 :</text:p>
      <text:list xml:id="list22556788" text:continue-numbering="true" text:style-name="WWNum5">
        <text:list-item>
          <text:p text:style-name="P6">Mettre en place des models sommaire trouvés gratuitement</text:p>
        </text:list-item>
        <text:list-item>
          <text:p text:style-name="P6">Gérer les animations de ces models</text:p>
        </text:list-item>
        <text:list-item>
          <text:p text:style-name="P6">Gérer un petit système de son</text:p>
        </text:list-item>
        <text:list-item>
          <text:p text:style-name="P6">Améliorer le système de champ de vision afin de ne pas Voir les unités derrière un mur (avec un Raycast)</text:p>
        </text:list-item>
        <text:list-item>
          <text:p text:style-name="P6">Faire une unité qui lance des projectiles (les projectiles n'auront pas de friendly fire). Meme au corps a corps, les unités à distance utiliseront leur attaque a distance (pour le moment).</text:p>
          <text:p text:style-name="P6"/>
        </text:list-item>
      </text:list>
      <text:p text:style-name="P1">Prototype 5 :</text:p>
      <text:list xml:id="list22555287" text:continue-numbering="true" text:style-name="WWNum5">
        <text:list-item>
          <text:p text:style-name="P6">Mettre en place un système de brouillard de guerre, on ne verra que ce que nos unités (et certains objets) voient</text:p>
        </text:list-item>
        <text:list-item>
          <text:p text:style-name="P6">Gérer la sélection multiple d'unités</text:p>
        </text:list-item>
      </text:list>
      <text:p text:style-name="Standard"/>
      <text:p text:style-name="P1"><text:soft-page-break/>Prototype 6 :</text:p>
      <text:list xml:id="list22551593" text:continue-numbering="true" text:style-name="WWNum5">
        <text:list-item>
          <text:p text:style-name="P6">Gérer un système d'esquive entre les unités (Avoidance)</text:p>
        </text:list-item>
      </text:list>
      <text:p text:style-name="Standard"/>
      <text:p text:style-name="P1">Correction de bugs :</text:p>
      <text:list xml:id="list22572464" text:continue-numbering="true" text:style-name="WWNum5">
        <text:list-item>
          <text:p text:style-name="P6">Vérifier que l'algo de pathfinding fonctionne avec un nombre conséquent d'unités et envisager une migration vers RAIN indie.</text:p>
        </text:list-item>
      </text:list>
      <text:p text:style-name="Standard"/>
      <text:p text:style-name="Standard"/>
      <text:p text:style-name="Standard"/>
      <text:p text:style-name="Standard"/>
      <text:p text:style-name="Standard">Explications :</text:p>
      <text:p text:style-name="Standard">(histoire) </text:p>
      <text:p text:style-name="Standard">Vous êtes un jeune magicien tout juste diplômé de l'école de magie. Vous vous êtes spécialisé dans la gestion de donjon ainsi que dans la torture de groupe de héros. Motivé par toutes les possibilités qui s'offrent à vous, vous décidez qu'il est temps de vous faire un petit pécule pour pouvoir vous offrir votre premier donjon. Après une longue période.. de 3 jours en tant que cultivateur de patates, vous arrivez à la conclusion que c'est beaucoup trop lent et que votre destiné vous attend. </text:p>
      <text:p text:style-name="Standard">Trois de vos amis se joignent à vous. Gorgo un Ork, vient de la caserne voisine de votre école et Matuk, également un Ork, est un ex-mercenaire qui vient des montagnes de feu à quelques lieux d'ici. Et enfin, Skrap, un gobelin relativement doué.. enfin il fera l'affaire, pour remettre en état un petit château.</text:p>
      <text:p text:style-name="Standard">Vous décidez de rentre une petite visite au vieux Gildas qui s'occupe tant bien que mal du château délabré dans le marais voisin. À son approche vous constatez que celui-ci est encore en plus piteux état que la dernière fois que vous l'aviez vu. Après un bon moment passé à la recherche du petit vieux, vous tombez enfin sur lui. C'est un tas d'os, enfin encore plus qu'avant. Celui-ci doit être étendu sur le sol depuis un bon moment. Après une très brève réflexion, vous prenez la décision de remettre ce donjon sur pied et d'en prendre le contrôle.</text:p>
      <text:p text:style-name="Standard">L'aventure comm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fo:color="#00000a" style:font-name="Calibri" fo:font-size="11pt" fo:language="fr" fo:country="FR" style:font-name-asian="WenQuanYi Zen Hei"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7-14T15:41:00</meta:creation-date>
    <meta:initial-creator>Jordan-Titan</meta:initial-creator>
    <dc:date>2014-01-03T02:40:58.28</dc:date>
    <meta:editing-cycles>33</meta:editing-cycles>
    <meta:editing-duration>PT12H33M59S</meta:editing-duration>
    <meta:generator>OpenOffice.org/3.3$Win32 OpenOffice.org_project/330m20$Build-9567</meta:generator>
    <meta:document-statistic meta:table-count="0" meta:image-count="0" meta:object-count="0" meta:page-count="5" meta:paragraph-count="85" meta:word-count="916" meta:character-count="5054"/>
    <meta:template xlink:type="simple" xlink:actuate="onRequest" xlink:title="Normal.dotm" xlink:href=""/>
  </office:meta>
</office:document-meta>
</file>